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6.3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uri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technical_location</text:p>
          </table:table-cell>
          <table:table-cell office:value-type="string" calcext:value-type="string">
            <text:p>edu_interactivityType</text:p>
          </table:table-cell>
          <table:table-cell office:value-type="string" calcext:value-type="string">
            <text:p>edu_learningResourceType</text:p>
          </table:table-cell>
          <table:table-cell office:value-type="string" calcext:value-type="string">
            <text:p>edu_interactivityLevel</text:p>
          </table:table-cell>
          <table:table-cell office:value-type="string" calcext:value-type="string">
            <text:p>edu_typicalAgeRange</text:p>
          </table:table-cell>
        </table:table-row>
        <table:table-row table:style-name="ro1">
          <table:table-cell office:value-type="string" calcext:value-type="string">
            <text:p>http://learnyouahaskell.com/higher-order-func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iki.haskell.org/Higher_order_func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en.wikibooks.org/wiki/Haskell/Higher-order_func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www.cse.unsw.edu.au/~en1000/haskell/hof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youtube.com/watch?v=XKUsGSjnIT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www.willamette.edu/~fruehr/haskell/lectures/tutorial4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schoolofhaskell.com/school/starting-with-haskell/basics-of-haskell/7-tokenizer-higher-order-func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stackoverflow.com/questions/5792769/what-are-some-interesting-uses-of-higher-order-func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en.wikipedia.org/wiki/Map_%28higher-order_function%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en.wikipedia.org/wiki/First-class_func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www.cantab.net/users/antoni.diller/haskell/units/unit05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www.cantab.net/users/antoni.diller/haskell/units/unit06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www.fh-wedel.de/~si/seminare/ss02/Ausarbeitung/2.types/typhas4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matt.might.net/articles/higher-order-list-operations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courses.cs.washington.edu/courses/cse341/04wi/lectures/04-ml-higher-order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haskell.dshevchenko.biz/en/about%20functions/32-higher_order_functions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stat.ethz.ch/R-manual/R-devel/library/base/html/funprog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safaribooksonline.com/library/view/learn-you-a/9781457100406/ch05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yannesposito.com/Scratch/en/blog/Haskell-the-Hard-Way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reddit.com/r/haskell/comments/42s6ab/are_higher_order_functions_virtual_functions_in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openhaskell.com/lectures/higher-order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book.realworldhaskell.org/read/functional-programming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youtube.com/watch?v=fhbA1ZDtP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youtube.com/watch?v=R-WJn2YWzv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channel9.msdn.com/Series/C9-Lectures-Erik-Meijer-Functional-Programming-Fundamentals/C9-Lectures-Dr-Erik-Meijer-Functional-Programming-Fundamentals-Chapter-7-of-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vimeo.com/375021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algs4.cs.princeton.edu/41graph/Graph.java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jgrapht.org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stackoverflow.com/questions/51574/good-java-graph-algorithm-libra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docs.oracle.com/cd/E12839_01/apirefs.1111/e13403/javax/ide/util/Graph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jung.sourceforge.net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www.i3s.unice.fr/~hogie/software/index.php?name=grp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graphstream-project.org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www.dreamincode.net/forums/topic/377473-graph-data-structure-tutorial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cs.duke.edu/courses/cps100e/fall10/class/11_Bacon/code/Graph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stackoverflow.com/questions/1737627/java-how-to-represent-graph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jgrapht.org/javadoc/org/jgrapht/Graph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codereview.stackexchange.com/questions/67970/graph-implementation-in-java-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www.cs.umd.edu/class/fall2005/cmsc132/Projects/p6/doc/graph/Vertex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google.de/url?sa=t&amp;rct=j&amp;q=&amp;esrc=s&amp;source=web&amp;cd=10&amp;ved=0ahUKEwjb7pSu14jMAhXEWiwKHU5KCewQFghVMAk&amp;url=http%3A%2F%2Fwww.cs.columbia.edu%2F~zeph%2Fsoftware%2FJennyFinkel%2FGraph.java&amp;usg=AFQjCNGydDAKn2Az5qj303VfMbXEkxPvAg&amp;sig2=QAjdfiT59K-eqM36lv9VY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youtube.com/watch?v=zVrPdF7f4-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udemy.com/advanced-algorithms-in-java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youtube.com/watch?v=dRpa-czmk-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youtube.com/watch?v=2l5-5PMUc5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coursera.org/course/algs4partI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udemy.com/byte-sized-chunks-graph-algorithms-and-problems-in-java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class.coursera.org/compilers/lecture/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coursera.org/course/algs4part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dzone.com/articles/jpa-21-entity-graph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concord.org/projects/smartgraph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www.html.it/pag/15097/introduzione-alla-programmazione-java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en.wikipedia.org/wiki/Functional_programm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www.vasinov.com/blog/16-months-of-functional-programming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www.java-tutorial.org/linkedlist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openbook.rheinwerk-verlag.de/javainsel9/javainsel_13_003.ht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beginnersbook.com/2013/12/linkedlist-in-java-with-example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bigocheatsheet.com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justin.abrah.ms/computer-science/big-o-notation-explained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campus.codeschool.com/courses/shaping-up-with-angular-js/level/1/section/1/video/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vimeo.com/589699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vimeo.com/105697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de.slideshare.net/StefanMacke/von-wegen-schwergewichtig-moderne-webentwicklung-mit-java-ee-7-59972270?qid=3c84b956-9ddf-47e1-b883-fe2638b25f05&amp;v=&amp;b=&amp;from_search=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de.slideshare.net/onyame/die-freie-programmiersprache-pyth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de.slideshare.net/klausbremer/python-crashku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de.slideshare.net/GFU/das-javaspringframework-in-der-praxis?qid=3c84b956-9ddf-47e1-b883-fe2638b25f05&amp;v=&amp;b=&amp;from_search=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de.slideshare.net/nagachika/functional-music-composition?qid=85b51396-024d-426d-aebb-1230370aaf08&amp;v=&amp;b=&amp;from_search=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stackoverflow.com/questions/17408769/how-do-i-resolve-this-java-class-not-found-excep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administrator.de/frage/java-anwendungsfehler-classnotfoundexception-185946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www.drwindows.de/programme-tools/55668-java-7-anwendungsfehler-classnotfoundexception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youtube.com/watch?v=dIWpa7vKtI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dzone.com/articles/how-resolve-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msdn.microsoft.com/de-de/library/aa989784(v=vs.80).asp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www.java-forum.org/thema/array-index-out-of-bounds.108296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quora.com/Why-am-I-getting-array-index-out-of-bounds-excep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stackoverflow.com/questions/15462649/index-out-of-bounds-exception-ja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stackoverflow.com/questions/12577457/scalar-multiplication-array-index-out-of-bounds-exception?rq=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://stackoverflow.com/questions/36902191/getting-array-index-out-of-bounds-exception-for-one-text-file-but-not-for-anoth?rq=1" xlink:type="simple">http://stackoverflow.com/questions/36902191/getting-array-index-out-of-bounds-exception-for-one-text-file-but-not-for-anoth?rq=1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stackoverflow.com/questions/15515617/python-numpy-loop-index-out-of-bounds-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algs4.cs.princeton.edu/41graph/Graph.java.html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0:18:54.865307336</meta:creation-date>
    <dc:date>2016-08-24T15:24:07.722309593</dc:date>
    <meta:editing-duration>PT4H14M44S</meta:editing-duration>
    <meta:editing-cycles>2</meta:editing-cycles>
    <meta:generator>LibreOffice/5.1.4.2$Linux_X86_64 LibreOffice_project/10m0$Build-2</meta:generator>
    <meta:document-statistic meta:table-count="1" meta:cell-count="88" meta:object-count="0"/>
  </office:meta>
</office:document-meta>
</file>